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AW2</text:span></text:p>
      <text:p text:style-name="P1"><text:span text:style-name="T1">NOMBRE y APELLIDOS: Andres Martinez </text:span></text:p>
      <text:p text:style-name="P1"><text:span text:style-name="T2"/></text:p>
      <text:p text:style-name="P1"><text:span text:style-name="T3">CUESTIONARIO DE IDEAS PREVIAS:</text:span></text:p>
      <text:p text:style-name="P1"><text:span text:style-name="T4"/></text:p>
      <text:p text:style-name="P1"><text:span text:style-name="T5">1.- ¿Qué es Docker? Explicalo con tus palabras</text:span></text:p>
      <text:p text:style-name="P1"><text:span text:style-name="T6"/></text:p>
      <text:p text:style-name="P1"><text:span text:style-name="T7">2.- ¿Qué significa CI/CD?</text:span></text:p>
      <text:p text:style-name="P1"><text:span text:style-name="T8"/></text:p>
      <text:p text:style-name="P1"><text:span text:style-name="T9">3.- ¿Conoces Jenkins? Explicalo con tus palabras.</text:span></text:p>
      <text:p text:style-name="P1"><text:span text:style-name="T10"/></text:p>
      <text:p text:style-name="P1"><text:span text:style-name="T11">4.- ¿Qué significa DevOps? Explicalo con tus palabras.</text:span></text:p>
      <text:p text:style-name="P1"><text:span text:style-name="T12"/></text:p>
      <text:p text:style-name="P1"><text:span text:style-name="T13">5.- ¿Tienes experiencia en algún Cloud (AWS, Google Cloud, Azure, etc....) ?</text:span></text:p>
      <text:p text:style-name="P1"><text:span text:style-name="T13">En AWS Y Azure, que los use para crear servidores reales.</text:span></text:p>
      <text:p text:style-name="P1"><text:span text:style-name="T14"/></text:p>
      <text:p text:style-name="P1"><text:span text:style-name="T15">6.- Enumera las características principales de los gestores de contenidos que conozcas.</text:span></text:p>
      <text:p text:style-name="P1"><text:span text:style-name="T16"/></text:p>
      <text:p text:style-name="P1"><text:span text:style-name="T17">7.- ¿Tienes experiencia con algún lenguaje de programación? Enumeralos e indica el nivel que tienes.</text:span></text:p>
      <text:p text:style-name="P1"><text:span text:style-name="T17">Javascript, no me acuerdo de mucho.</text:span></text:p>
      <text:p text:style-name="P1"><text:span text:style-name="T18"/></text:p>
      <text:p text:style-name="P1"><text:span text:style-name="T19">8.- ¿Qué desearías aprender en el módulo de Implantación de Aplicaciones Web de 2ASIR?</text:span></text:p>
      <text:p text:style-name="P1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